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officeooo:rsid="00099ad2" officeooo:paragraph-rsid="00099ad2"/>
    </style:style>
    <style:style style:name="P2" style:family="paragraph" style:parent-style-name="Text_20_body">
      <style:text-properties officeooo:rsid="00099ad2" officeooo:paragraph-rsid="00099ad2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o achieve this task using <text:span text:style-name="Source_20_Text">grep</text:span> and <text:span text:style-name="Source_20_Text">awk</text:span> to extract and format lines from a log file containing "ERROR", you would typically use these commands in a Unix-like environment (such as Linux or macOS). Here's how you can construct the script:</text:p>
      <text:h text:style-name="Heading_20_3" text:outline-level="3">Script using grep and awk:</text:h>
      <text:p text:style-name="P2">Code:</text:p>
      <text:p text:style-name="Standard">#!/bin/bash</text:p>
      <text:p text:style-name="Standard"/>
      <text:p text:style-name="Standard"># Check if the user has provided a log file as an argument</text:p>
      <text:p text:style-name="Standard">if [ $# -eq 0 ]; then</text:p>
      <text:p text:style-name="Standard"><text:s text:c="4"/>echo "Usage: $0 &lt;logfile&gt;"</text:p>
      <text:p text:style-name="Standard"><text:s text:c="4"/>exit 1</text:p>
      <text:p text:style-name="Standard">fi</text:p>
      <text:p text:style-name="Standard"/>
      <text:p text:style-name="Standard">logfile="$1"</text:p>
      <text:p text:style-name="Standard"/>
      <text:p text:style-name="Standard"># Using grep to filter lines containing "ERROR", then using awk to extract data, time, and error message</text:p>
      <text:p text:style-name="Standard">grep "ERROR" "$logfile" | awk '{print $1, $2, substr($0, index($0,$3))}'</text:p>
      <text:p text:style-name="Standard"/>
      <text:p text:style-name="Standard"/>
      <text:h text:style-name="Heading_20_3" text:outline-level="3">Explanation:</text:h>
      <text:list xml:id="list886186723" text:style-name="L1">
        <text:list-item>
          <text:p text:style-name="P3"><text:span text:style-name="Strong_20_Emphasis">Shebang line</text:span>: <text:span text:style-name="Source_20_Text">#!/bin/bash</text:span></text:p>
          <text:list>
            <text:list-item>
              <text:p text:style-name="P4">This line specifies the shell to use for executing the script, which is Bash in this case.</text:p>
            </text:list-item>
          </text:list>
        </text:list-item>
        <text:list-item>
          <text:p text:style-name="P3"><text:span text:style-name="Strong_20_Emphasis">Argument check</text:span>:</text:p>
          <text:list>
            <text:list-item>
              <text:p text:style-name="P4"><text:span text:style-name="Source_20_Text">if [ $# -eq 0 ]; then ... fi</text:span>: Checks if the user has provided exactly one command-line argument (the logfile name). If not, it prints the usage and exits.</text:p>
            </text:list-item>
          </text:list>
        </text:list-item>
        <text:list-item>
          <text:p text:style-name="P3"><text:span text:style-name="Strong_20_Emphasis">Assigning the logfile</text:span>:</text:p>
          <text:list>
            <text:list-item>
              <text:p text:style-name="P4"><text:span text:style-name="Source_20_Text">logfile="$1"</text:span>: Assigns the first argument (assumed to be the logfile) to the variable <text:span text:style-name="Source_20_Text">logfile</text:span>.</text:p>
            </text:list-item>
          </text:list>
        </text:list-item>
        <text:list-item>
          <text:p text:style-name="P3"><text:span text:style-name="Strong_20_Emphasis">Using </text:span><text:span text:style-name="Strong_20_Emphasis"><text:span text:style-name="Source_20_Text">grep</text:span></text:span>:</text:p>
          <text:list>
            <text:list-item>
              <text:p text:style-name="P4"><text:span text:style-name="Source_20_Text">grep "ERROR" "$logfile"</text:span>: Searches for lines in the logfile that contain the string "ERROR".</text:p>
            </text:list-item>
          </text:list>
        </text:list-item>
        <text:list-item>
          <text:p text:style-name="P3"><text:span text:style-name="Strong_20_Emphasis">Using </text:span><text:span text:style-name="Strong_20_Emphasis"><text:span text:style-name="Source_20_Text">awk</text:span></text:span>:</text:p>
          <text:list>
            <text:list-item>
              <text:p text:style-name="P4"><text:span text:style-name="Source_20_Text">awk '{print $1, $2, substr($0, index($0,$3))}'</text:span></text:p>
              <text:list>
                <text:list-item>
                  <text:p text:style-name="P4"><text:span text:style-name="Source_20_Text">print $1, $2</text:span>: Prints the first two fields (assuming they are date and time).</text:p>
                </text:list-item>
                <text:list-item>
                  <text:p text:style-name="P3"><text:span text:style-name="Source_20_Text">substr($0, index($0,$3))</text:span>: Extracts and prints the substring starting from the third field (the error message). This assumes that the error message starts from the third field onwards.</text:p>
                </text:list-item>
              </text:list>
            </text:list-item>
          </text:list>
        </text:list-item>
      </text:list>
      <text:h text:style-name="Heading_20_3" text:outline-level="3"><text:soft-page-break/>Usage:</text:h>
      <text:p text:style-name="Text_20_body">Save the above script into a file (e.g., <text:span text:style-name="Source_20_Text">extract_errors.sh</text:span>), make it executable (<text:span text:style-name="Source_20_Text">chmod +x extract_errors.sh</text:span>), and then run it with the log file as an argument:</text:p>
      <text:p text:style-name="P1">Code:</text:p>
      <text:p text:style-name="P1">./extract_errors.sh your_logfile.log</text:p>
      <text:p text:style-name="Standard">Replace <text:span text:style-name="Source_20_Text">your_logfile.log</text:span> with the actual path to your log file containing "ERROR" lin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5:31:41.793929110</meta:creation-date>
    <dc:date>2024-06-22T15:33:43.978523210</dc:date>
    <meta:editing-duration>PT2M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294" meta:character-count="1726" meta:non-whitespace-character-count="1466"/>
  </office:meta>
</office:document-meta>
</file>